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01in" fo:break-before="auto" style:use-optimal-row-height="true"/>
    </style:style>
    <style:style style:name="ro6"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x</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l</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q</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l</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q</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l</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q</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l</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q</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q</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q</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q</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q</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4">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4">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4">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4">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4">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5">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4">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4">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4">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4">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4">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4">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6">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6">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6">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6">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6">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6">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6">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6">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6">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6">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6">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6">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6">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6">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6">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6">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6">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6">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6">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6">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6">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6">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6">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6">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6">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6">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6">00/00/0000</text:date>, <text:time style:data-style-name="N2" text:time-value="0000-00-00T17:37: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9-06T17:39:03</dc:date>
    <meta:editing-duration>P3DT7H46M44S</meta:editing-duration>
    <meta:editing-cycles>388</meta:editing-cycles>
    <meta:generator>LibreOffice/3.6$Linux_X86_64 LibreOffice_project/360m1$Build-2</meta:generator>
    <meta:document-statistic meta:table-count="1" meta:cell-count="21149" meta:object-count="0"/>
  </office:meta>
</office:document-meta>
</file>